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in"/>
    </style:style>
    <style:style style:name="co2" style:family="table-column">
      <style:table-column-properties fo:break-before="auto" style:column-width="0.2984in"/>
    </style:style>
    <style:style style:name="co3" style:family="table-column">
      <style:table-column-properties fo:break-before="auto" style:column-width="2.7492in"/>
    </style:style>
    <style:style style:name="co4" style:family="table-column">
      <style:table-column-properties fo:break-before="auto" style:column-width="0.6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diagonal-bl-tr="none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diagonal-bl-tr="none" style:text-align-source="fix" style:repeat-content="false" fo:border="none"/>
      <style:paragraph-properties fo:text-align="start" fo:margin-left="0in"/>
    </style:style>
    <style:style style:name="ce7" style:family="table-cell" style:parent-style-name="Default">
      <style:table-cell-properties style:diagonal-bl-tr="none" fo:border="none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 style:data-style-name="N10123">
      <style:table-cell-properties style:diagonal-bl-tr="none" fo:border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9"/>
        <table:table-column table:style-name="co2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2" table:number-rows-spanned="1">
            <text:p>LISTA DE PRECIOS</text:p>
          </table:table-cell>
          <table:covered-table-cell table:style-name="ce8"/>
          <table:table-cell table:number-columns-repeated="3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CUELLOS, PUÑOS Y BORDADOS “ARIAS"</text:p>
          </table:table-cell>
          <table:covered-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2023" calcext:value-type="float" table:number-columns-spanned="2" table:number-rows-spanned="1">
            <text:p>2023</text:p>
          </table:table-cell>
          <table:covered-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Productos</text:p>
          </table:table-cell>
          <table:table-cell table:style-name="ce5" office:value-type="string" calcext:value-type="string">
            <text:p>Preci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uego de Cuellos Acrílico....….............……</text:p>
          </table:table-cell>
          <table:table-cell office:value-type="currency" office:currency="COP" office:value="3800" calcext:value-type="currency">
            <text:p>$3,8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olo Cuello Acrílico....….............………….</text:p>
          </table:table-cell>
          <table:table-cell office:value-type="currency" office:currency="COP" office:value="2000" calcext:value-type="currency">
            <text:p>$2,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olo Tira Acrílico....….............……………..</text:p>
          </table:table-cell>
          <table:table-cell office:value-type="currency" office:currency="COP" office:value="2000" calcext:value-type="currency">
            <text:p>$2,000</text:p>
          </table:table-cell>
          <table:table-cell table:number-columns-repeated="2"/>
          <table:table-cell table:style-name="ce10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uego de Cuello Letras....….............…...…</text:p>
          </table:table-cell>
          <table:table-cell office:value-type="currency" office:currency="COP" office:value="5000" calcext:value-type="currency">
            <text:p>$5,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uello y Puño Letras....….............….......…</text:p>
          </table:table-cell>
          <table:table-cell office:value-type="currency" office:currency="COP" office:value="6000" calcext:value-type="currency">
            <text:p>$6,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olo Cuello Letras....….............…...........…</text:p>
          </table:table-cell>
          <table:table-cell office:value-type="currency" office:currency="COP" office:value="3500" calcext:value-type="currency">
            <text:p>$3,5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uego de Cuello Hilo....….............….......…</text:p>
          </table:table-cell>
          <table:table-cell office:value-type="currency" office:currency="COP" office:value="4000" calcext:value-type="currency">
            <text:p>$4,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olo Cuello Hilo....….............…...............…</text:p>
          </table:table-cell>
          <table:table-cell office:value-type="currency" office:currency="COP" office:value="2200" calcext:value-type="currency">
            <text:p>$2,2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uego Fajas Completo....….............…...….</text:p>
          </table:table-cell>
          <table:table-cell office:value-type="currency" office:currency="COP" office:value="12000" calcext:value-type="currency">
            <text:p>$12,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olo Faja Dobles....….............….............…</text:p>
          </table:table-cell>
          <table:table-cell office:value-type="currency" office:currency="COP" office:value="6000" calcext:value-type="currency">
            <text:p>$6,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uello Redondo Doble....….............…....…</text:p>
          </table:table-cell>
          <table:table-cell office:value-type="currency" office:currency="COP" office:value="4000" calcext:value-type="currency">
            <text:p>$4,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CO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23P0" style:volatile="true" number:language="en" number:country="US">
      <number:currency-symbol number:language="es" number:country="CO">$</number:currency-symbol>
      <number:number number:decimal-places="0" number:min-decimal-places="0" number:min-integer-digits="1" number:grouping="true"/>
    </number:currency-style>
    <number:currency-style style:name="N10123" number:language="en" number:country="US">
      <style:text-properties fo:color="#ff0000"/>
      <number:text>-</number:text>
      <number:currency-symbol number:language="es" number:country="CO">$</number:currency-symbol>
      <number:number number:decimal-places="0" number:min-decimal-places="0" number:min-integer-digits="1" number:grouping="true"/>
      <style:map style:condition="value()&gt;=0" style:apply-style-name="N10123P0"/>
    </number:currency-style>
    <number:currency-style style:name="N10122P0" style:volatile="true" number:language="en" number:country="US">
      <number:currency-symbol number:language="es" number:country="CO">$</number:currency-symbol>
      <number:number number:decimal-places="1" number:min-decimal-places="1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es" number:country="CO">$</number:currency-symbol>
      <number:number number:decimal-places="1" number:min-decimal-places="1" number:min-integer-digits="1" number:grouping="true"/>
      <style:map style:condition="value()&gt;=0" style:apply-style-name="N10122P0"/>
    </number:currency-style>
    <number:currency-style style:name="N10121P0" style:volatile="true" number:language="en" number:country="US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 number:language="es" number:country="CO">$</number:currency-symbol>
      <number:number number:decimal-places="2" number:min-decimal-places="2" number:min-integer-digits="1" number:grouping="true"/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8:34:51.466632386</meta:creation-date>
    <dc:date>2023-01-12T19:27:24.694609468</dc:date>
    <meta:editing-duration>PT52M33S</meta:editing-duration>
    <meta:editing-cycles>8</meta:editing-cycles>
    <meta:generator>LibreOffice/7.4.4.2$Linux_X86_64 LibreOffice_project/40$Build-2</meta:generator>
    <meta:document-statistic meta:table-count="1" meta:cell-count="27" meta:object-count="0"/>
  </office:meta>
</office:document-meta>
</file>